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/>
    </style:style>
  </office:automatic-styles>
  <office:body>
    <office:text>
      <text:p text:style-name="P1"><text:span text:style-name="T1">/*Name: ANIKET TRIVEDI</text:span></text:p>
      <text:p text:style-name="P1"><text:span text:style-name="T1">Roll no: B4205</text:span></text:p>
      <text:p text:style-name="P1"><text:span text:style-name="T1">Class: B.E Comp (B) </text:span></text:p>
      <text:p text:style-name="P2"><text:span text:style-name="T1">*/<text:s/></text:span><text:span text:style-name="T2"/></text:p>
      <text:p text:style-name="P2"><text:span text:style-name="T3"/></text:p>
      <text:p text:style-name="P2"><text:span text:style-name="T4">/*Problem Statement: </text:span></text:p>
      <text:p text:style-name="P2"><text:span text:style-name="T4"><text:tab/><text:tab/><text:tab/>Write a program to read input from a file and find &amp; replace a given string. </text:span></text:p>
      <text:p text:style-name="P2"><text:span text:style-name="T5"/></text:p>
      <text:p text:style-name="P2"><text:span text:style-name="T6">*/ </text:span></text:p>
      <text:p text:style-name="P2"><text:span text:style-name="T7"/></text:p>
      <text:p text:style-name="P2"><text:span text:style-name="T7"/></text:p>
      <text:p text:style-name="P2"><text:span text:style-name="T8">#include&lt;stdio.h&gt; </text:span></text:p>
      <text:p text:style-name="P2"><text:span text:style-name="T8">char str[20],str1[20]; </text:span></text:p>
      <text:p text:style-name="P2"><text:span text:style-name="T8">FILE *fp,*ft; </text:span></text:p>
      <text:p text:style-name="P2"><text:span text:style-name="T8">%} </text:span></text:p>
      <text:p text:style-name="P2"><text:span text:style-name="T8">%option noyywrap </text:span></text:p>
      <text:p text:style-name="P2"><text:span text:style-name="T8">%% </text:span></text:p>
      <text:p text:style-name="P2"><text:span text:style-name="T8">[a-zA-Z]+ { </text:span></text:p>
      <text:p text:style-name="P2"><text:span text:style-name="T8"><text:tab/>if(strcmp(str,yytext)==0) </text:span></text:p>
      <text:p text:style-name="P2"><text:span text:style-name="T8"><text:tab/><text:s text:c="2"/>{ </text:span></text:p>
      <text:p text:style-name="P2"><text:span text:style-name="T8"><text:tab/><text:s text:c="3"/>fprintf(ft,"%s ",str1); </text:span></text:p>
      <text:p text:style-name="P2"><text:span text:style-name="T8"><text:tab/><text:s text:c="3"/>printf("%s ",str1); </text:span></text:p>
      <text:p text:style-name="P2"><text:span text:style-name="T8"><text:tab/><text:s text:c="2"/>} </text:span></text:p>
      <text:p text:style-name="P2"><text:span text:style-name="T8"><text:tab/>else </text:span></text:p>
      <text:p text:style-name="P2"><text:span text:style-name="T8"><text:tab/><text:s text:c="2"/>{ </text:span></text:p>
      <text:p text:style-name="P2"><text:span text:style-name="T8"><text:tab/><text:s text:c="3"/>fprintf(ft,"%s",yytext); </text:span></text:p>
      <text:p text:style-name="P2"><text:span text:style-name="T8"><text:tab/><text:s text:c="3"/>printf("%s ",yytext); </text:span></text:p>
      <text:p text:style-name="P2"><text:span text:style-name="T8"><text:tab/><text:s text:c="2"/>} </text:span></text:p>
      <text:p text:style-name="P2"><text:span text:style-name="T8"><text:tab/>} </text:span></text:p>
      <text:p text:style-name="P2"><text:span text:style-name="T9"/></text:p>
      <text:p text:style-name="P2"><text:span text:style-name="T10">%% </text:span></text:p>
      <text:p text:style-name="P2"><text:span text:style-name="T10">void main() </text:span></text:p>
      <text:p text:style-name="P2"><text:span text:style-name="T10">{ </text:span></text:p>
      <text:p text:style-name="P2"><text:span text:style-name="T10">fp=fopen("inputfile.txt","r"); </text:span></text:p>
      <text:p text:style-name="P2"><text:span text:style-name="T10">ft=fopen("outputfile.txt","w"); </text:span></text:p>
      <text:p text:style-name="P2"><text:span text:style-name="T10">yyin=fp; </text:span></text:p>
      <text:p text:style-name="P2"><text:span text:style-name="T10">printf("\nEnter The string to find:\t"); </text:span></text:p>
      <text:p text:style-name="P2"><text:span text:style-name="T10">scanf("%s",str); </text:span></text:p>
      <text:p text:style-name="P2"><text:span text:style-name="T10">printf("\nEnter the string to replace:\t"); </text:span></text:p>
      <text:p text:style-name="P2"><text:span text:style-name="T10">scanf("%s",str1); </text:span></text:p>
      <text:p text:style-name="P2"><text:span text:style-name="T10">yylex(); </text:span></text:p>
      <text:p text:style-name="P2"><text:span text:style-name="T10">} </text:span></text:p>
      <text:p text:style-name="P2"><text:span text:style-name="T11"/></text:p>
      <text:p text:style-name="P2"><text:span text:style-name="T12">/* </text:span></text:p>
      <text:p text:style-name="P2"><text:span text:style-name="T12">INPUT FILE:<text:s text:c="3"/>inputfile.txt </text:span></text:p>
      <text:p text:style-name="P2"><text:span text:style-name="T13"/></text:p>
      <text:p text:style-name="P2"><text:span text:style-name="T14">Hello everyone. </text:span></text:p>
      <text:p text:style-name="P2"><text:span text:style-name="T15"/></text:p>
      <text:p text:style-name="P2"><text:span text:style-name="T16">OUTPUT FILE: outputfile.txt </text:span></text:p>
      <text:p text:style-name="P2"><text:span text:style-name="T17"/></text:p>
      <text:p text:style-name="P2"><text:span text:style-name="T18">Hello all </text:span></text:p>
      <text:p text:style-name="P2"><text:span text:style-name="T19"/></text:p>
      <text:p text:style-name="P2"><text:span text:style-name="T20">OUTPUT: </text:span></text:p>
      <text:p text:style-name="P2"><text:span text:style-name="T21"/></text:p>
      <text:p text:style-name="P2"><text:span text:style-name="T22">ccompl04-27@ccompl0427:~/Desktop$ lex lex4.l </text:span></text:p>
      <text:p text:style-name="P2"><text:span text:style-name="T22">ccompl04-27@ccompl0427:~/Desktop$ cc lex.yy.c -ll </text:span></text:p>
      <text:p text:style-name="P2"><text:span text:style-name="T22">ccompl04-27@ccompl0427:~/Desktop$ ./a.out </text:span></text:p>
      <text:p text:style-name="P2"><text:span text:style-name="T23"/></text:p>
      <text:p text:style-name="P2"><text:span text:style-name="T24">Enter The string to find:<text:tab/>everyone </text:span></text:p>
      <text:p text:style-name="P2"><text:span text:style-name="T25"/></text:p>
      <text:p text:style-name="P2"><text:span text:style-name="T26">Enter the string to replace:<text:tab/>all </text:span></text:p>
      <text:p text:style-name="P2"><text:span text:style-name="T26">Hello<text:s text:c="2"/>all . </text:span></text:p>
      <text:p text:style-name="P2"><text:span text:style-name="T27"/></text:p>
      <text:p text:style-name="P2"><text:span text:style-name="T28">*/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